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pt" fo:country="BR" officeooo:paragraph-rsid="000f7b33"/>
    </style:style>
    <style:style style:name="P2" style:family="paragraph" style:parent-style-name="Heading_20_1">
      <style:text-properties fo:language="pt" fo:country="BR" officeooo:rsid="000fff8e" officeooo:paragraph-rsid="000fff8e"/>
    </style:style>
    <style:style style:name="P3" style:family="paragraph" style:parent-style-name="Heading_20_1">
      <style:text-properties fo:language="pt" fo:country="BR" officeooo:rsid="00115468" officeooo:paragraph-rsid="00115468"/>
    </style:style>
    <style:style style:name="P4" style:family="paragraph" style:parent-style-name="Heading_20_1">
      <style:text-properties fo:language="pt" fo:country="BR" officeooo:rsid="00141f67" officeooo:paragraph-rsid="00141f67"/>
    </style:style>
    <style:style style:name="P5" style:family="paragraph" style:parent-style-name="Standard">
      <style:text-properties fo:font-size="18pt" fo:language="pt" fo:country="BR" style:font-size-asian="18pt" style:font-size-complex="18pt"/>
    </style:style>
    <style:style style:name="P6" style:family="paragraph" style:parent-style-name="Standard">
      <style:text-properties fo:font-size="18pt" fo:language="pt" fo:country="BR" officeooo:rsid="00115468" officeooo:paragraph-rsid="00115468" style:font-size-asian="18pt" style:font-size-complex="18pt"/>
    </style:style>
    <style:style style:name="P7" style:family="paragraph" style:parent-style-name="Standard">
      <style:text-properties fo:language="pt" fo:country="BR"/>
    </style:style>
    <style:style style:name="P8" style:family="paragraph" style:parent-style-name="Text_20_body">
      <style:text-properties fo:font-size="18pt" fo:language="pt" fo:country="BR" officeooo:rsid="00115468" officeooo:paragraph-rsid="00115468" style:font-size-asian="18pt" style:font-size-complex="18pt"/>
    </style:style>
    <style:style style:name="P9" style:family="paragraph" style:parent-style-name="Text_20_body">
      <style:text-properties fo:font-size="18pt" fo:language="pt" fo:country="BR" officeooo:rsid="00141f67" officeooo:paragraph-rsid="00141f67" style:font-size-asian="18pt" style:font-size-complex="18pt"/>
    </style:style>
    <style:style style:name="P10" style:family="paragraph" style:parent-style-name="Text_20_body">
      <style:text-properties fo:language="pt" fo:country="BR" officeooo:paragraph-rsid="000fff8e"/>
    </style:style>
    <style:style style:name="P11" style:family="paragraph" style:parent-style-name="Text_20_body">
      <style:text-properties fo:language="pt" fo:country="BR" officeooo:rsid="000fff8e" officeooo:paragraph-rsid="000fff8e"/>
    </style:style>
    <style:style style:name="P12" style:family="paragraph" style:parent-style-name="Text_20_body">
      <style:text-properties fo:language="pt" fo:country="BR" officeooo:rsid="00115468" officeooo:paragraph-rsid="00115468"/>
    </style:style>
    <style:style style:name="P13" style:family="paragraph" style:parent-style-name="Title">
      <style:text-properties fo:language="pt" fo:country="BR" officeooo:rsid="000f7b33" officeooo:paragraph-rsid="000f7b33"/>
    </style:style>
    <style:style style:name="T1" style:family="text">
      <style:text-properties officeooo:rsid="000f7b33"/>
    </style:style>
    <style:style style:name="T2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3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4" style:family="text">
      <style:text-properties style:font-name="Liberation Sans" fo:font-size="18pt" fo:font-weight="bold" officeooo:rsid="000fff8e" style:font-name-asian="Noto Sans CJK SC" style:font-size-asian="18pt" style:font-weight-asian="bold" style:font-name-complex="Lohit Devanagari1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0fff8e" style:font-size-asian="18pt" style:font-size-complex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271f4" style:font-weight-asian="bold" style:font-weight-complex="bold"/>
    </style:style>
    <style:style style:name="T9" style:family="text">
      <style:text-properties fo:font-weight="bold" officeooo:rsid="00141f67" style:font-weight-asian="bold" style:font-weight-complex="bold"/>
    </style:style>
    <style:style style:name="T10" style:family="text">
      <style:text-properties officeooo:rsid="001271f4"/>
    </style:style>
    <style:style style:name="T11" style:family="text">
      <style:text-properties officeooo:rsid="00141f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anipulando o DOM</text:p>
      <text:h text:style-name="P1" text:outline-level="1"><text:span text:style-name="T1">DOM == Document Object Model(Modelo do objeto do documento)</text:span></text:h>
      <text:p text:style-name="P13">Introduç<text:span text:style-name="T2">ão ao DOM</text:span></text:p>
      <text:h text:style-name="P2" text:outline-level="1">O que <text:span text:style-name="T3">é?</text:span></text:h>
      <text:p text:style-name="P10"><text:span text:style-name="T4"><text:tab/>Modelo de objetos para documentos, basicamente é um conjunto de objetos dentro do navegador que vai dá acesso aos arquivos internos da pagina.</text:span></text:p>
      <text:p text:style-name="P7"><text:span text:style-name="T6">Arvore DOM: </text:span><text:span text:style-name="T5">window(janela) objeto raiz são as janelas que aparecem os arquivos, tipo o devtools.</text:span></text:p>
      <text:p text:style-name="P5">Alguns objetos:</text:p>
      <text:p text:style-name="P11"><text:span text:style-name="T3">location, document,history…</text:span></text:p>
      <text:p text:style-name="P11"><text:span text:style-name="T3">document = html == heade e body</text:span></text:p>
      <text:p text:style-name="P12"><text:span text:style-name="T3">document(pai) = html (child) == head e body(parents on html).</text:span></text:p>
      <text:p text:style-name="P6">Posso fazer alterações no html atraves do document.html ou no body com document.body, dentre outras alterações.</text:p>
      <text:h text:style-name="P3" text:outline-level="1">Selecionando os elemento:</text:h>
      <text:p text:style-name="P8">Para acessar os elementos podemos usar:</text:p>
      <text:p text:style-name="P8">Por marca(tag)</text:p>
      <text:p text:style-name="P8"><text:tab/><text:span text:style-name="T7">getElementsByTagName(‘</text:span><text:span text:style-name="T8">p’</text:span><text:span text:style-name="T7">)</text:span><text:span text:style-name="T8">[0]</text:span></text:p>
      <text:p text:style-name="P8">Vai selecionar a tag, <text:span text:style-name="T11">o </text:span>porém de se usar é que tipo se eu escolher a tag P vai selecionar todas as tags P, <text:span text:style-name="T10">Para que isso não aconteça usa-se Colchete e a numeração dentro dela em numero crecente, com uma observação: o zero vale 1 ou primeiro, o 1 vale 2 ou </text:span><text:soft-page-break/><text:span text:style-name="T10">segundo e assim por diante. No caso do exemplo acima eu usei a primeira tag p[0].</text:span></text:p>
      <text:p text:style-name="P8">por ID</text:p>
      <text:p text:style-name="P8"><text:tab/><text:span text:style-name="T8">getElementById()</text:span></text:p>
      <text:p text:style-name="P8">por Nome</text:p>
      <text:p text:style-name="P8"><text:tab/><text:span text:style-name="T8">getElementsByName()[]</text:span></text:p>
      <text:p text:style-name="P8">Por class</text:p>
      <text:p text:style-name="P8"><text:tab/><text:span text:style-name="T8">getElementsByClassName()</text:span></text:p>
      <text:p text:style-name="P8">Por seletor (CSS)</text:p>
      <text:p text:style-name="P8"><text:tab/><text:span text:style-name="T9">document.querrySelector(‘div#msg’)</text:span></text:p>
      <text:p text:style-name="P9">Selecionou o seletor msg pra fazer modificações.</text:p>
      <text:h text:style-name="P4" text:outline-level="1">Muito importante o uso do document. Para fazer alteraç<text:span text:style-name="T3">ões.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5:53:05.950904974</meta:creation-date>
    <dc:date>2023-11-14T16:42:06.299926321</dc:date>
    <meta:editing-duration>PT8M18S</meta:editing-duration>
    <meta:editing-cycles>1</meta:editing-cycles>
    <meta:document-statistic meta:table-count="0" meta:image-count="0" meta:object-count="0" meta:page-count="2" meta:paragraph-count="26" meta:word-count="203" meta:character-count="1275" meta:non-whitespace-character-count="1092"/>
    <meta:generator>LibreOffice/7.3.7.2$Linux_X86_64 LibreOffice_project/30$Build-2</meta:generator>
  </office:meta>
</office:document-meta>
</file>